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e35" officeooo:paragraph-rsid="001e5e35"/>
    </style:style>
    <style:style style:name="P2" style:family="paragraph" style:parent-style-name="Standard">
      <style:text-properties officeooo:paragraph-rsid="001e5e35"/>
    </style:style>
    <style:style style:name="P3" style:family="paragraph" style:parent-style-name="Standard">
      <style:text-properties fo:color="#111111" officeooo:paragraph-rsid="001e5e35" fo:background-color="transparent"/>
    </style:style>
    <style:style style:name="P4" style:family="paragraph" style:parent-style-name="Standard">
      <style:text-properties officeooo:paragraph-rsid="001e5e35" fo:background-color="transparent"/>
    </style:style>
    <style:style style:name="P5" style:family="paragraph" style:parent-style-name="Standard">
      <style:text-properties officeooo:rsid="001e5e35" officeooo:paragraph-rsid="001e5e35"/>
    </style:style>
    <style:style style:name="T1" style:family="text">
      <style:text-properties officeooo:rsid="001e5e35"/>
    </style:style>
    <style:style style:name="T2" style:family="text">
      <style:text-properties officeooo:rsid="002005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of: fact_aux acc n = acc * fact n</text:p>
      <text:p text:style-name="P2">1. Base case: n = 0, fact_aux acc 0 = acc * fact 0</text:p>
      <text:p text:style-name="P2"/>
      <text:p text:style-name="P2">fact_aux acc 0</text:p>
      <text:p text:style-name="P2">= match 0 with 0 -&gt; acc | n -&gt; ... (fact_aux.def)</text:p>
      <text:p text:style-name="P2">= acc (match)</text:p>
      <text:p text:style-name="P2">= acc * 1 (arith.)</text:p>
      <text:p text:style-name="P2">= acc * (match 0 with 0 - &gt; 1 | n -&gt; ...) (match)</text:p>
      <text:p text:style-name="P2">= acc * fact 0 (fact.def)</text:p>
      <text:p text:style-name="P2">QED</text:p>
      <text:p text:style-name="P2"/>
      <text:p text:style-name="P2">2. Inductive case: choose a random but fixed n from nature numbers,</text:p>
      <text:p text:style-name="P2">I.H. For an arbitrary value of acc, fact_aux acc n = acc * fact n</text:p>
      <text:p text:style-name="P2">TO prove: For an arbitrary value of acc, <text:s/>fact_aux acc (n+1) = acc * fact (n+1)</text:p>
      <text:p text:style-name="P2"/>
      <text:p text:style-name="P2">fact_aux acc (n+1)</text:p>
      <text:p text:style-name="P2">= match (n+1) with 0 -&gt; acc | n' -&gt; fact_aux (n+1) * acc n (fact_aux.def)</text:p>
      <text:p text:style-name="P3">= fact_aux (n+1) * acc n (match)</text:p>
      <text:p text:style-name="P3">= (n+1) * acc * fact n (I.H.)</text:p>
      <text:p text:style-name="P4">= acc * (n+1) * fact n (arith.)</text:p>
      <text:p text:style-name="P2">= acc * (match (n+1) with 0 -&gt; acc | n' -&gt; (n+1) * fact n) (match)</text:p>
      <text:p text:style-name="P2">= acc * fact (n+1) (fact.def)</text:p>
      <text:p text:style-name="P2"/>
      <text:p text:style-name="P2">Q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Nodes t = count t = aux t 0</text:p>
      <text:p text:style-name="P2">→<text:span text:style-name="T1"> aux : acc + nodes t = aux t acc</text:span></text:p>
      <text:p text:style-name="P2"/>
      <text:p text:style-name="P1">Base case: skipped</text:p>
      <text:p text:style-name="P1"/>
      <text:p text:style-name="P1">Inductive case: </text:p>
      <text:p text:style-name="P1">I.H.: For arbitrary acc1 and acc2</text:p>
      <text:p text:style-name="P1">assume acc1 + nodes l = aux l acc1 </text:p>
      <text:p text:style-name="P1">and acc2 + nodes r = aux r acc2</text:p>
      <text:p text:style-name="P1">Prove: for arbitrary acc acc + nodes (Node (l,r)) = count (Node (l, r)) acc</text:p>
      <text:p text:style-name="P2"/>
      <text:p text:style-name="P1">acc + nodes (Node (l, r)) </text:p>
      <text:p text:style-name="P1">= acc + (match Node(l, r) with Empty → 0 | _ → 1 + nodes l + nodes r) (nodes.def)</text:p>
      <text:p text:style-name="P1">= acc + 1 + nodes l + nodes r <text:s/>(match)</text:p>
      <text:p text:style-name="P1">= (acc + 1) + nodes l + nodes r <text:s/>(arith)</text:p>
      <text:p text:style-name="P1">= <text:span text:style-name="T2">(a</text:span>ux l (acc+1) : <text:span text:style-name="T2">int)</text:span> + nodes r <text:s/>(I.H.)</text:p>
      <text:p text:style-name="P1">= <text:s/>aux r (aux l (acc+1)) <text:s/>(I.H.)</text:p>
      <text:p text:style-name="P1">= match (Node (l, r)) with Empty → acc | _ → aux r (aux l (acc+1)) <text:s/>(match)</text:p>
      <text:p text:style-name="P1">= aux (Node (l, r)) acc <text:s/>(def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9:55:16.177190384</meta:creation-date>
    <meta:editing-duration>PT2M8S</meta:editing-duration>
    <meta:editing-cycles>3</meta:editing-cycles>
    <meta:generator>LibreOffice/6.4.7.2$Linux_X86_64 LibreOffice_project/40$Build-2</meta:generator>
    <dc:date>2022-07-19T09:57:29.670591343</dc:date>
    <meta:document-statistic meta:table-count="0" meta:image-count="0" meta:object-count="0" meta:page-count="2" meta:paragraph-count="36" meta:word-count="332" meta:character-count="1380" meta:non-whitespace-character-count="1073"/>
  </office:meta>
</office:document-meta>
</file>